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66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6965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"/>
    </style:style>
    <style:style style:name="ce5" style:family="table-cell" style:parent-style-name="Default">
      <style:table-cell-properties fo:wrap-option="wrap" fo:border="0.06pt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font-name="Times New Roman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9" table:default-cell-style-name="ce8"/>
        <table:table-column table:style-name="co8" table:default-cell-style-name="ce8"/>
        <table:table-column table:style-name="co13" table:default-cell-style-name="ce8"/>
        <table:table-column table:style-name="co14" table:default-cell-style-name="ce8"/>
        <table:table-column table:style-name="co16" table:default-cell-style-name="ce8"/>
        <table:table-column table:style-name="co15" table:number-columns-repeated="1008" table:default-cell-style-name="ce8"/>
        <table:table-row table:style-name="ro2">
          <table:table-cell table:style-name="ce1" office:value-type="string">
            <text:p>Sở Kế hoạch và Đầu tư</text:p>
            <text:p>tỉnh Bình Dương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17" table:number-rows-spanned="1">
            <text:p>BÁO CÁO TỔNG HỢP KẾT QUẢ LỰA CHỌN NHÀ THẦU DỰ ÁN SỬ DỤNG VỐN NHÀ NƯỚC CHO MỤC TIẾU ĐẦU TƯ</text:p>
            <text:p>PHÁT TRIỂN THUỘC PHẠM VI ĐIỀU CHỈNH CỦA LUẬT ĐẤU THẦU (ĐIỀU 1 KHOẢN 1) NĂM 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"/>
          <table:table-cell table:number-columns-repeated="12"/>
          <table:table-cell table:style-name="ce20" office:value-type="string" table:number-columns-spanned="4" table:number-rows-spanned="1">
            <text:p>Đơn vị : Triệu đồng</text:p>
          </table:table-cell>
          <table:covered-table-cell table:number-columns-repeated="3"/>
          <table:table-cell table:number-columns-repeated="1007"/>
        </table:table-row>
        <table:table-row table:style-name="ro4">
          <table:table-cell table:style-name="ce3" office:value-type="string" table:number-columns-spanned="1" table:number-rows-spanned="2">
            <text:p>LĨNH VỰC VÀ HÌNH THỨC</text:p>
          </table:table-cell>
          <table:table-cell table:style-name="ce9" office:value-type="string" table:number-columns-spanned="4" table:number-rows-spanned="1">
            <text:p>DỰ ÁN NHÓM A</text:p>
          </table:table-cell>
          <table:covered-table-cell table:number-columns-repeated="3" table:style-name="ce15"/>
          <table:table-cell table:style-name="ce9" office:value-type="string" table:number-columns-spanned="4" table:number-rows-spanned="1">
            <text:p>DỰ ÁN NHÓM B</text:p>
          </table:table-cell>
          <table:covered-table-cell table:number-columns-repeated="3" table:style-name="ce15"/>
          <table:table-cell table:style-name="ce9" office:value-type="string" table:number-columns-spanned="4" table:number-rows-spanned="1">
            <text:p>DỰ ÁN NHÓM C</text:p>
          </table:table-cell>
          <table:covered-table-cell table:number-columns-repeated="3" table:style-name="ce15"/>
          <table:table-cell table:style-name="ce9" office:value-type="string" table:number-columns-spanned="4" table:number-rows-spanned="1">
            <text:p>CỘNG</text:p>
          </table:table-cell>
          <table:covered-table-cell table:number-columns-repeated="3" table:style-name="ce15"/>
          <table:table-cell table:number-columns-repeated="1007"/>
        </table:table-row>
        <table:table-row table:style-name="ro5">
          <table:covered-table-cell table:style-name="ce4"/>
          <table:table-cell table:style-name="ce10" office:value-type="string">
            <text:p>Tổng số gói thầu</text:p>
          </table:table-cell>
          <table:table-cell table:style-name="ce10" office:value-type="string">
            <text:p>Tổng giá gói thầu</text:p>
          </table:table-cell>
          <table:table-cell table:style-name="ce10" office:value-type="string">
            <text:p>Tổng giá trúng thầu</text:p>
          </table:table-cell>
          <table:table-cell table:style-name="ce10" office:value-type="string">
            <text:p>Chênh lệch</text:p>
          </table:table-cell>
          <table:table-cell table:style-name="ce10" office:value-type="string">
            <text:p>Tổng số gói thầu</text:p>
          </table:table-cell>
          <table:table-cell table:style-name="ce10" office:value-type="string">
            <text:p>Tổng giá gói thầu</text:p>
          </table:table-cell>
          <table:table-cell table:style-name="ce10" office:value-type="string">
            <text:p>Tổng giá trúng thầu</text:p>
          </table:table-cell>
          <table:table-cell table:style-name="ce10" office:value-type="string">
            <text:p>Chênh lệch</text:p>
          </table:table-cell>
          <table:table-cell table:style-name="ce10" office:value-type="string">
            <text:p>Tổng số gói thầu</text:p>
          </table:table-cell>
          <table:table-cell table:style-name="ce10" office:value-type="string">
            <text:p>Tổng giá gói thầu</text:p>
          </table:table-cell>
          <table:table-cell table:style-name="ce10" office:value-type="string">
            <text:p>Tổng giá trúng thầu</text:p>
          </table:table-cell>
          <table:table-cell table:style-name="ce10" office:value-type="string">
            <text:p>Chênh lệch</text:p>
          </table:table-cell>
          <table:table-cell table:style-name="ce10" office:value-type="string">
            <text:p>Tổng số gói thầu</text:p>
          </table:table-cell>
          <table:table-cell table:style-name="ce10" office:value-type="string">
            <text:p>Tổng giá gói thầu</text:p>
          </table:table-cell>
          <table:table-cell table:style-name="ce10" office:value-type="string">
            <text:p>Tổng giá trúng thầu</text:p>
          </table:table-cell>
          <table:table-cell table:style-name="ce10" office:value-type="string">
            <text:p>Chênh lệch</text:p>
          </table:table-cell>
          <table:table-cell table:number-columns-repeated="1007"/>
        </table:table-row>
        <table:table-row table:style-name="ro7">
          <table:table-cell table:style-name="ce5" office:value-type="string">
            <text:p>I. THEO LĨNH VỰC ĐẤU THẦU</text:p>
          </table:table-cell>
          <table:table-cell table:style-name="ce11" office:value-type="string">
            <text:p><text:a xlink:href="python://get_sum_linhvuc_dauthau_theonhom(&quot;'A'&quot;)['sogoithau']" xlink:type="simple">tongso_goithau</text:a></text:p>
          </table:table-cell>
          <table:table-cell table:style-name="ce16" office:value-type="string">
            <text:p><text:a xlink:href="python://get_sum_linhvuc_dauthau_theonhom(&quot;'A'&quot;)['tonggiagoithau']" xlink:type="simple">tonggia_goithau</text:a></text:p>
          </table:table-cell>
          <table:table-cell table:style-name="ce16" office:value-type="string">
            <text:p><text:a xlink:href="python://get_sum_linhvuc_dauthau_theonhom(&quot;'A'&quot;)['tonggiatrungthau']" xlink:type="simple">tonggia_trungthau</text:a></text:p>
          </table:table-cell>
          <table:table-cell table:style-name="ce16" office:value-type="string">
            <text:p><text:a xlink:href="python://get_sum_linhvuc_dauthau_theonhom(&quot;'A'&quot;)['chenhlech']" xlink:type="simple">chenhlech</text:a></text:p>
          </table:table-cell>
          <table:table-cell table:style-name="ce11" office:value-type="string">
            <text:p><text:a xlink:href="python://get_sum_linhvuc_dauthau_theonhom(&quot;'B'&quot;)['sogoithau']" xlink:type="simple">tongso_goithau</text:a></text:p>
          </table:table-cell>
          <table:table-cell table:style-name="ce16" office:value-type="string">
            <text:p><text:a xlink:href="python://get_sum_linhvuc_dauthau_theonhom(&quot;'B'&quot;)['tonggiagoithau']" xlink:type="simple">tonggia_goithau</text:a></text:p>
          </table:table-cell>
          <table:table-cell table:style-name="ce16" office:value-type="string">
            <text:p><text:a xlink:href="python://get_sum_linhvuc_dauthau_theonhom(&quot;'B'&quot;)['tonggiatrungthau']" xlink:type="simple">tonggia_trungthau</text:a></text:p>
          </table:table-cell>
          <table:table-cell table:style-name="ce16" office:value-type="string">
            <text:p><text:a xlink:href="python://get_sum_linhvuc_dauthau_theonhom(&quot;'B'&quot;)['chenhlech']" xlink:type="simple">chenhlech</text:a></text:p>
          </table:table-cell>
          <table:table-cell table:style-name="ce11" office:value-type="string">
            <text:p><text:a xlink:href="python://get_sum_linhvuc_dauthau_theonhom(&quot;'C'&quot;)['sogoithau']" xlink:type="simple">tongso_goithau</text:a></text:p>
          </table:table-cell>
          <table:table-cell table:style-name="ce16" office:value-type="string">
            <text:p><text:a xlink:href="python://get_sum_linhvuc_dauthau_theonhom(&quot;'C'&quot;)['tonggiagoithau']" xlink:type="simple">tonggia_goithau</text:a></text:p>
          </table:table-cell>
          <table:table-cell table:style-name="ce16" office:value-type="string">
            <text:p><text:a xlink:href="python://get_sum_linhvuc_dauthau_theonhom(&quot;'C'&quot;)['tonggiatrungthau']" xlink:type="simple">tonggia_trungthau</text:a></text:p>
          </table:table-cell>
          <table:table-cell table:style-name="ce16" office:value-type="string">
            <text:p><text:a xlink:href="python://get_sum_linhvuc_dauthau_theonhom(&quot;'C'&quot;)['chenhlech']" xlink:type="simple">chenhlech</text:a></text:p>
          </table:table-cell>
          <table:table-cell table:style-name="ce11" office:value-type="string">
            <text:p><text:a xlink:href="python://get_sum_linhvuc_dauthau_theonhom(&quot;'A','B','C'&quot;)['sogoithau']" xlink:type="simple">tongso_goithau</text:a></text:p>
          </table:table-cell>
          <table:table-cell table:style-name="ce16" office:value-type="string">
            <text:p><text:a xlink:href="python://get_sum_linhvuc_dauthau_theonhom(&quot;'A','B','C'&quot;)['tonggiagoithau']" xlink:type="simple">tonggia_goithau</text:a></text:p>
          </table:table-cell>
          <table:table-cell table:style-name="ce16" office:value-type="string">
            <text:p><text:a xlink:href="python://get_sum_linhvuc_dauthau_theonhom(&quot;'A','B','C'&quot;)['tonggiatrungthau']" xlink:type="simple">tonggia_trungthau</text:a></text:p>
          </table:table-cell>
          <table:table-cell table:style-name="ce16" office:value-type="string">
            <text:p><text:a xlink:href="python://get_sum_linhvuc_dauthau_theonhom(&quot;'A','B','C'&quot;)['chenhlech']" xlink:type="simple">chenhlech</text:a></text:p>
          </table:table-cell>
          <table:table-cell table:number-columns-repeated="1007"/>
        </table:table-row>
        <table:table-row table:style-name="ro8">
          <table:table-cell table:style-name="ce6" office:value-type="string">
            <text:p><text:a xlink:href="python://for each=&quot;sequence,linhvuc in enumerate(get_linhvuc_dautu_line())&quot;" xlink:type="simple">for get_linhvuc_dautu</text:a></text:p>
          </table:table-cell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number-columns-repeated="1007"/>
        </table:table-row>
        <table:table-row table:style-name="ro7">
          <table:table-cell table:style-name="ce4" office:value-type="string">
            <text:p><text:a xlink:href="python://linhvuc.name" xlink:type="simple">name</text:a></text:p>
          </table:table-cell>
          <table:table-cell table:style-name="ce13" office:value-type="string">
            <text:p><text:a xlink:href="python://get_linhvuc_dautu_theonhom(linhvuc.id,&quot;'A'&quot;)['sogoithau']" xlink:type="simple">tongso_goithau</text:a></text:p>
          </table:table-cell>
          <table:table-cell table:style-name="ce18" office:value-type="string">
            <text:p><text:a xlink:href="python://get_linhvuc_dautu_theonhom(linhvuc.id,&quot;'A'&quot;)['tonggiagoithau']" xlink:type="simple">tonggiagoithau</text:a></text:p>
          </table:table-cell>
          <table:table-cell table:style-name="ce18" office:value-type="string">
            <text:p><text:a xlink:href="python://get_linhvuc_dautu_theonhom(linhvuc.id,&quot;'A'&quot;)['tonggiatrungthau']" xlink:type="simple">tonggiatrungthau</text:a></text:p>
          </table:table-cell>
          <table:table-cell table:style-name="ce18" office:value-type="string">
            <text:p><text:a xlink:href="python://get_linhvuc_dautu_theonhom(linhvuc.id,&quot;'A'&quot;)['chenhlech']" xlink:type="simple">chenhlech</text:a></text:p>
          </table:table-cell>
          <table:table-cell table:style-name="ce13" office:value-type="string">
            <text:p><text:a xlink:href="python://get_linhvuc_dautu_theonhom(linhvuc.id,&quot;'B'&quot;)['sogoithau']" xlink:type="simple">tongso_goithau</text:a></text:p>
          </table:table-cell>
          <table:table-cell table:style-name="ce18" office:value-type="string">
            <text:p><text:a xlink:href="python://get_linhvuc_dautu_theonhom(linhvuc.id,&quot;'B'&quot;)['tonggiagoithau']" xlink:type="simple">tonggiagoithau</text:a></text:p>
          </table:table-cell>
          <table:table-cell table:style-name="ce18" office:value-type="string">
            <text:p><text:a xlink:href="python://get_linhvuc_dautu_theonhom(linhvuc.id,&quot;'B'&quot;)['tonggiatrungthau']" xlink:type="simple">tonggiatrungthau</text:a></text:p>
          </table:table-cell>
          <table:table-cell table:style-name="ce18" office:value-type="string">
            <text:p><text:a xlink:href="python://get_linhvuc_dautu_theonhom(linhvuc.id,&quot;'B'&quot;)['chenhlech']" xlink:type="simple">chenhlech</text:a></text:p>
          </table:table-cell>
          <table:table-cell table:style-name="ce13" office:value-type="string">
            <text:p><text:a xlink:href="python://get_linhvuc_dautu_theonhom(linhvuc.id,&quot;'C'&quot;)['sogoithau']" xlink:type="simple">tongso_goithau</text:a></text:p>
          </table:table-cell>
          <table:table-cell table:style-name="ce18" office:value-type="string">
            <text:p><text:a xlink:href="python://get_linhvuc_dautu_theonhom(linhvuc.id,&quot;'C'&quot;)['tonggiagoithau']" xlink:type="simple">tonggiagoithau</text:a></text:p>
          </table:table-cell>
          <table:table-cell table:style-name="ce18" office:value-type="string">
            <text:p><text:a xlink:href="python://get_linhvuc_dautu_theonhom(linhvuc.id,&quot;'C'&quot;)['tonggiatrungthau']" xlink:type="simple">tonggiatrungthau</text:a></text:p>
          </table:table-cell>
          <table:table-cell table:style-name="ce18" office:value-type="string">
            <text:p><text:a xlink:href="python://get_linhvuc_dautu_theonhom(linhvuc.id,&quot;'C'&quot;)['chenhlech']" xlink:type="simple">chenhlech</text:a></text:p>
          </table:table-cell>
          <table:table-cell table:style-name="ce13" office:value-type="string">
            <text:p><text:a xlink:href="python://get_linhvuc_dautu_theonhom(linhvuc.id,&quot;'A','B','C'&quot;)['sogoithau']" xlink:type="simple">tongso_goithau</text:a></text:p>
          </table:table-cell>
          <table:table-cell table:style-name="ce18" office:value-type="string">
            <text:p><text:a xlink:href="python://get_linhvuc_dautu_theonhom(linhvuc.id,&quot;'A','B','C'&quot;)['tonggiagoithau']" xlink:type="simple">tonggiagoithau</text:a></text:p>
          </table:table-cell>
          <table:table-cell table:style-name="ce18" office:value-type="string">
            <text:p><text:a xlink:href="python://get_linhvuc_dautu_theonhom(linhvuc.id,&quot;'A','B','C'&quot;)['tonggiatrungthau']" xlink:type="simple">tonggiatrungthau</text:a></text:p>
          </table:table-cell>
          <table:table-cell table:style-name="ce18" office:value-type="string">
            <text:p><text:a xlink:href="python://get_linhvuc_dautu_theonhom(linhvuc.id,&quot;'A','B','C'&quot;)['chenhlech']" xlink:type="simple">chenhlech</text:a></text:p>
          </table:table-cell>
          <table:table-cell table:number-columns-repeated="1007"/>
        </table:table-row>
        <table:table-row table:style-name="ro8">
          <table:table-cell table:style-name="ce6" office:value-type="string">
            <text:p><text:a xlink:href="python:///for" xlink:type="simple">end get_linhvuc_dautu</text:a></text:p>
          </table:table-cell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number-columns-repeated="1007"/>
        </table:table-row>
        <table:table-row table:style-name="ro9">
          <table:table-cell table:style-name="ce5" office:value-type="string">
            <text:p>II. THEO HÌNH THỨC LỰA CHỌN NHÀ THẦU</text:p>
          </table:table-cell>
          <table:table-cell table:style-name="ce14" office:value-type="string">
            <text:p><text:a xlink:href="python://get_sum_linhvuc_dauthau_theonhom(&quot;'A'&quot;)['sogoithau']" xlink:type="simple">tongso_goithau</text:a></text:p>
          </table:table-cell>
          <table:table-cell table:style-name="ce19" office:value-type="string">
            <text:p><text:a xlink:href="python://get_sum_linhvuc_dauthau_theonhom(&quot;'A'&quot;)['tonggiagoithau']" xlink:type="simple">tonggia_goithau</text:a></text:p>
          </table:table-cell>
          <table:table-cell table:style-name="ce19" office:value-type="string">
            <text:p><text:a xlink:href="python://get_sum_linhvuc_dauthau_theonhom(&quot;'A'&quot;)['tonggiatrungthau']" xlink:type="simple">tonggia_trungthau</text:a></text:p>
          </table:table-cell>
          <table:table-cell table:style-name="ce19" office:value-type="string">
            <text:p><text:a xlink:href="python://get_sum_linhvuc_dauthau_theonhom(&quot;'A'&quot;)['chenhlech']" xlink:type="simple">chenhlech</text:a></text:p>
          </table:table-cell>
          <table:table-cell table:style-name="ce14" office:value-type="string">
            <text:p><text:a xlink:href="python://get_sum_linhvuc_dauthau_theonhom(&quot;'B'&quot;)['sogoithau']" xlink:type="simple">tongso_goithau</text:a></text:p>
          </table:table-cell>
          <table:table-cell table:style-name="ce19" office:value-type="string">
            <text:p><text:a xlink:href="python://get_sum_linhvuc_dauthau_theonhom(&quot;'B'&quot;)['tonggiagoithau']" xlink:type="simple">tonggia_goithau</text:a></text:p>
          </table:table-cell>
          <table:table-cell table:style-name="ce19" office:value-type="string">
            <text:p><text:a xlink:href="python://get_sum_linhvuc_dauthau_theonhom(&quot;'B'&quot;)['tonggiatrungthau']" xlink:type="simple">tonggia_trungthau</text:a></text:p>
          </table:table-cell>
          <table:table-cell table:style-name="ce19" office:value-type="string">
            <text:p><text:a xlink:href="python://get_sum_linhvuc_dauthau_theonhom(&quot;'B'&quot;)['chenhlech']" xlink:type="simple">chenhlech</text:a></text:p>
          </table:table-cell>
          <table:table-cell table:style-name="ce14" office:value-type="string">
            <text:p><text:a xlink:href="python://get_sum_linhvuc_dauthau_theonhom(&quot;'C'&quot;)['sogoithau']" xlink:type="simple">tongso_goithau</text:a></text:p>
          </table:table-cell>
          <table:table-cell table:style-name="ce19" office:value-type="string">
            <text:p><text:a xlink:href="python://get_sum_linhvuc_dauthau_theonhom(&quot;'C'&quot;)['tonggiagoithau']" xlink:type="simple">tonggia_goithau</text:a></text:p>
          </table:table-cell>
          <table:table-cell table:style-name="ce19" office:value-type="string">
            <text:p><text:a xlink:href="python://get_sum_linhvuc_dauthau_theonhom(&quot;'C'&quot;)['tonggiatrungthau']" xlink:type="simple">tonggia_trungthau</text:a></text:p>
          </table:table-cell>
          <table:table-cell table:style-name="ce19" office:value-type="string">
            <text:p><text:a xlink:href="python://get_sum_linhvuc_dauthau_theonhom(&quot;'C'&quot;)['chenhlech']" xlink:type="simple">chenhlech</text:a></text:p>
          </table:table-cell>
          <table:table-cell table:style-name="ce14" office:value-type="string">
            <text:p><text:a xlink:href="python://get_sum_linhvuc_dauthau_theonhom(&quot;'A','B','C'&quot;)['sogoithau']" xlink:type="simple">tongso_goithau</text:a></text:p>
          </table:table-cell>
          <table:table-cell table:style-name="ce19" office:value-type="string">
            <text:p><text:a xlink:href="python://get_sum_linhvuc_dauthau_theonhom(&quot;'A','B','C'&quot;)['tonggiagoithau']" xlink:type="simple">tonggia_goithau</text:a></text:p>
          </table:table-cell>
          <table:table-cell table:style-name="ce19" office:value-type="string">
            <text:p><text:a xlink:href="python://get_sum_linhvuc_dauthau_theonhom(&quot;'A','B','C'&quot;)['tonggiatrungthau']" xlink:type="simple">tonggia_trungthau</text:a></text:p>
          </table:table-cell>
          <table:table-cell table:style-name="ce19" office:value-type="string">
            <text:p><text:a xlink:href="python://get_sum_linhvuc_dauthau_theonhom(&quot;'A','B','C'&quot;)['chenhlech']" xlink:type="simple">chenhlech</text:a></text:p>
          </table:table-cell>
          <table:table-cell table:number-columns-repeated="1007"/>
        </table:table-row>
        <table:table-row table:style-name="ro8">
          <table:table-cell table:style-name="ce6" office:value-type="string">
            <text:p><text:a xlink:href="python://for each=&quot;sequence,hinhthuc in enumerate(get_hinhthuc_line())&quot;" xlink:type="simple">for get_hinhthuc</text:a></text:p>
          </table:table-cell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number-columns-repeated="1007"/>
        </table:table-row>
        <table:table-row table:style-name="ro7">
          <table:table-cell table:style-name="ce4" office:value-type="string">
            <text:p><text:a xlink:href="python://hinhthuc.name" xlink:type="simple">name</text:a></text:p>
          </table:table-cell>
          <table:table-cell table:style-name="ce13" office:value-type="string">
            <text:p><text:a xlink:href="python://get_hinhthuc_theonhom(hinhthuc.id,&quot;'A'&quot;)['sogoithau']" xlink:type="simple">tongso_goithau</text:a></text:p>
          </table:table-cell>
          <table:table-cell table:style-name="ce18" office:value-type="string">
            <text:p><text:a xlink:href="python://get_hinhthuc_theonhom(hinhthuc.id,&quot;'A'&quot;)['tonggiagoithau']" xlink:type="simple">tonggiagoithau</text:a></text:p>
          </table:table-cell>
          <table:table-cell table:style-name="ce18" office:value-type="string">
            <text:p><text:a xlink:href="python://get_hinhthuc_theonhom(hinhthuc.id,&quot;'A'&quot;)['tonggiatrungthau']" xlink:type="simple">tonggiatrungthau</text:a></text:p>
          </table:table-cell>
          <table:table-cell table:style-name="ce18" office:value-type="string">
            <text:p><text:a xlink:href="python://get_hinhthuc_theonhom(hinhthuc.id,&quot;'A'&quot;)['chenhlech']" xlink:type="simple">chenhlech</text:a></text:p>
          </table:table-cell>
          <table:table-cell table:style-name="ce13" office:value-type="string">
            <text:p><text:a xlink:href="python://get_hinhthuc_theonhom(hinhthuc.id,&quot;'B'&quot;)['sogoithau']" xlink:type="simple">tongso_goithau</text:a></text:p>
          </table:table-cell>
          <table:table-cell table:style-name="ce18" office:value-type="string">
            <text:p><text:a xlink:href="python://get_hinhthuc_theonhom(hinhthuc.id,&quot;'B'&quot;)['tonggiagoithau']" xlink:type="simple">tonggiagoithau</text:a></text:p>
          </table:table-cell>
          <table:table-cell table:style-name="ce18" office:value-type="string">
            <text:p><text:a xlink:href="python://get_hinhthuc_theonhom(hinhthuc.id,&quot;'B'&quot;)['tonggiatrungthau']" xlink:type="simple">tonggiatrungthau</text:a></text:p>
          </table:table-cell>
          <table:table-cell table:style-name="ce18" office:value-type="string">
            <text:p><text:a xlink:href="python://get_hinhthuc_theonhom(hinhthuc.id,&quot;'B'&quot;)['chenhlech']" xlink:type="simple">chenhlech</text:a></text:p>
          </table:table-cell>
          <table:table-cell table:style-name="ce13" office:value-type="string">
            <text:p><text:a xlink:href="python://get_hinhthuc_theonhom(hinhthuc.id,&quot;'C'&quot;)['sogoithau']" xlink:type="simple">tongso_goithau</text:a></text:p>
          </table:table-cell>
          <table:table-cell table:style-name="ce18" office:value-type="string">
            <text:p><text:a xlink:href="python://get_hinhthuc_theonhom(hinhthuc.id,&quot;'C'&quot;)['tonggiagoithau']" xlink:type="simple">tonggiagoithau</text:a></text:p>
          </table:table-cell>
          <table:table-cell table:style-name="ce18" office:value-type="string">
            <text:p><text:a xlink:href="python://get_hinhthuc_theonhom(hinhthuc.id,&quot;'C'&quot;)['tonggiatrungthau']" xlink:type="simple">tonggiatrungthau</text:a></text:p>
          </table:table-cell>
          <table:table-cell table:style-name="ce18" office:value-type="string">
            <text:p><text:a xlink:href="python://get_hinhthuc_theonhom(hinhthuc.id,&quot;'C'&quot;)['chenhlech']" xlink:type="simple">chenhlech</text:a></text:p>
          </table:table-cell>
          <table:table-cell table:style-name="ce13" office:value-type="string">
            <text:p><text:a xlink:href="python://get_hinhthuc_theonhom(hinhthuc.id,&quot;'A','B','C'&quot;)['sogoithau']" xlink:type="simple">tongso_goithau</text:a></text:p>
          </table:table-cell>
          <table:table-cell table:style-name="ce18" office:value-type="string">
            <text:p><text:a xlink:href="python://get_hinhthuc_theonhom(hinhthuc.id,&quot;'A','B','C'&quot;)['tonggiagoithau']" xlink:type="simple">tonggiagoithau</text:a></text:p>
          </table:table-cell>
          <table:table-cell table:style-name="ce18" office:value-type="string">
            <text:p><text:a xlink:href="python://get_hinhthuc_theonhom(hinhthuc.id,&quot;'A','B','C'&quot;)['tonggiatrungthau']" xlink:type="simple">tonggiatrungthau</text:a></text:p>
          </table:table-cell>
          <table:table-cell table:style-name="ce18" office:value-type="string">
            <text:p><text:a xlink:href="python://get_hinhthuc_theonhom(hinhthuc.id,&quot;'A','B','C'&quot;)['chenhlech']" xlink:type="simple">chenhlech</text:a></text:p>
          </table:table-cell>
          <table:table-cell table:number-columns-repeated="1007"/>
        </table:table-row>
        <table:table-row table:style-name="ro8">
          <table:table-cell table:style-name="ce6" office:value-type="string">
            <text:p><text:a xlink:href="python:///for" xlink:type="simple">end get_hinhthuc</text:a></text:p>
          </table:table-cell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style-name="ce12"/>
          <table:table-cell table:style-name="ce17" table:number-columns-repeated="3"/>
          <table:table-cell table:number-columns-repeated="1007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26T21:37:00</meta:creation-date>
    <dc:date>2014-06-27T13:37:25</dc:date>
    <dc:creator>phung11764 </dc:creator>
    <meta:editing-duration>PT4H57M7S</meta:editing-duration>
    <meta:editing-cycles>54</meta:editing-cycles>
    <meta:generator>LibreOffice/3.5$Linux_x86 LibreOffice_project/350m1$Build-2</meta:generator>
    <meta:document-statistic meta:table-count="3" meta:cell-count="96" meta:object-count="0"/>
  </office:meta>
</office:document-meta>
</file>